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UIRRE ALVAREZ ANGIE ANTON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510640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U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943196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RMESTAR SANCHEZ YESSIRA DE LOS MILAGRO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79000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GUIRRE ALVAREZ ANGIE ANTONEL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7510640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2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4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4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48393161</text:p>
          </table:table-cell>
          <table:table-cell table:style-name="Tabla2.D3" office:value-type="string">
            <text:p text:style-name="P17">24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2:48:1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